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eHarzer</text:p>
      <text:p text:style-name="P1"/>
      <text:p text:style-name="P1">For hundreds of Years the people of the Harz Mountain (middle Germany) where mining and burn liquor/brew beer. But during the consumption of this fine products they needed something to do. </text:p>
      <text:p text:style-name="P1"/>
      <text:p text:style-name="P1">So they came up with this -waste of time- dice game.</text:p>
      <text:p text:style-name="P1"/>
      <text:p text:style-name="P1">Which can -nowadays- teach you something about risk management.</text:p>
      <text:p text:style-name="P1"/>
      <text:p text:style-name="P1">The Rules:</text:p>
      <text:p text:style-name="P1"/>
      <text:p text:style-name="P1">Before you read the rules, please take a look at the picture, that is issued.</text:p>
      <text:p text:style-name="P1"/>
      <text:p text:style-name="P1">-Each round you have to roll the dice at least once.</text:p>
      <text:p text:style-name="P1">-Every player starts with the same number of sticks.</text:p>
      <text:p text:style-name="P1">-When you roll the dice the number the dice shows a stick goes into that number.</text:p>
      <text:p text:style-name="P1">-If you roll a 6 the stick disappears (out of the game).</text:p>
      <text:p text:style-name="P1">-if you roll a number, and the spot is already taken, you have to take all the sticks which are in all the spots (but the 6).</text:p>
      <text:p text:style-name="P1">-the first player, who has 0 sticks, wins.</text:p>
      <text:p text:style-name="P1"/>
      <text:p text:style-name="P1">I used that Game as a project to learn to code:</text:p>
      <text:p text:style-name="P1">So if you do some Changes: I won’t be able to learn anything out of it. Please tell me how and why, so I can learn.</text:p>
      <text:p text:style-name="P1"/>
      <text:p text:style-name="P1">The next step I want to take ist program several bots, which are going to play the game to identify the best strategy. And run a Monte Carlo simulation on the base of the possible strategi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